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7.111cm"/>
    </style:style>
    <style:style style:name="gr3" style:family="graphic" style:parent-style-name="standard">
      <style:graphic-properties draw:fill="solid" draw:fill-color="#c0c0c0" draw:textarea-horizontal-align="justify" draw:textarea-vertical-align="middle" draw:auto-grow-height="false"/>
    </style:style>
    <style:style style:name="gr4" style:family="graphic" style:parent-style-name="standard">
      <style:graphic-properties draw:fill="solid" draw:fill-color="#000000" draw:textarea-horizontal-align="justify" draw:textarea-vertical-align="middle" draw:auto-grow-height="false"/>
    </style:style>
    <style:style style:name="gr5" style:family="graphic" style:parent-style-name="standard">
      <style:graphic-properties draw:stroke="dash" draw:stroke-dash="Ultrafine_20_2_20_Dots_20_3_20_Dashes" draw:textarea-horizontal-align="center"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1.782cm"/>
    </style:style>
    <style:style style:name="gr7" style:family="graphic" style:parent-style-name="standard">
      <style:graphic-properties draw:fill="solid" draw:fill-color="#666666"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true" fo:min-height="0cm" fo:min-width="9.86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12.067cm"/>
    </style:style>
    <style:style style:name="gr10" style:family="graphic" style:parent-style-name="standard">
      <style:graphic-properties svg:stroke-width="0.02cm" draw:marker-start-width="0.23cm" draw:marker-end-width="0.23cm" draw:fill="none" draw:textarea-horizontal-align="justify" draw:textarea-vertical-align="middle" draw:auto-grow-height="false" fo:padding-top="0.135cm" fo:padding-bottom="0.135cm" fo:padding-left="0.26cm" fo:padding-right="0.26cm"/>
    </style:style>
    <style:style style:name="gr11" style:family="graphic" style:parent-style-name="standard">
      <style:graphic-properties draw:fill="solid" draw:fill-color="#808080" draw:textarea-horizontal-align="center"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1.149cm"/>
    </style:style>
    <style:style style:name="gr13" style:family="graphic" style:parent-style-name="standard">
      <style:graphic-properties draw:fill="none" draw:fill-color="#99ccff" draw:fill-gradient-name="Gradient_20_1" draw:fill-hatch-name="Hatch_20_46" draw:fill-hatch-solid="false"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fill="solid" draw:fill-color="#808080" draw:textarea-horizontal-align="justify" draw:textarea-vertical-align="middle" draw:auto-grow-height="false"/>
    </style:style>
    <style:style style:name="pr1" style:family="presentation" style:parent-style-name="Standard-title">
      <style:graphic-properties fo:min-height="3.172cm"/>
    </style:style>
    <style:style style:name="pr2" style:family="presentation" style:parent-style-name="Standard-outline1">
      <style:graphic-properties fo:min-height="12.29cm"/>
    </style:style>
    <style:style style:name="pr3" style:family="presentation" style:parent-style-name="Standard-notes">
      <style:graphic-properties draw:fill-color="#ffffff" fo:min-height="13.364cm"/>
    </style:style>
    <style:style style:name="pr4" style:family="presentation" style:parent-style-name="Standard-title">
      <style:graphic-properties draw:fill="solid" draw:fill-color="#00ff00" draw:opacity="50%" draw:auto-grow-height="true" fo:min-height="1.243cm" draw:shadow-opacity="50%"/>
    </style:style>
    <style:style style:name="pr5" style:family="presentation" style:parent-style-name="Standard-title">
      <style:graphic-properties draw:fill="solid" draw:fill-color="#00ff00" draw:opacity="50%" draw:auto-grow-height="true" fo:min-height="0.561cm" draw:shadow-opacity="50%"/>
    </style:style>
    <style:style style:name="pr6" style:family="presentation" style:parent-style-name="Standard-notes">
      <style:graphic-properties draw:fill-color="#ffffff" draw:auto-grow-height="true" fo:min-height="13.364cm"/>
    </style:style>
    <style:style style:name="P1" style:family="paragraph">
      <style:text-properties fo:font-size="16pt" style:font-size-asian="16pt" style:font-size-complex="16pt"/>
    </style:style>
    <style:style style:name="P2" style:family="paragraph">
      <style:paragraph-properties fo:text-align="center"/>
    </style:style>
    <style:style style:name="P3" style:family="paragraph">
      <style:paragraph-properties fo:text-align="end"/>
    </style:style>
    <style:style style:name="P4" style:family="paragraph">
      <style:paragraph-properties fo:text-align="end"/>
      <style:text-properties fo:font-size="16pt" style:font-size-asian="16pt" style:font-size-complex="16pt"/>
    </style:style>
    <style:style style:name="P5" style:family="paragraph">
      <style:paragraph-properties fo:text-align="end"/>
      <style:text-properties fo:font-size="18pt" style:font-size-asian="18pt" style:font-size-complex="18pt"/>
    </style:style>
    <style:style style:name="P6" style:family="paragraph">
      <style:text-properties fo:font-size="10.5pt" style:font-size-asian="10.5pt" style:font-size-complex="10.5pt"/>
    </style:style>
    <style:style style:name="P7" style:family="paragraph">
      <style:text-properties fo:font-size="8pt" style:font-size-asian="8pt" style:font-size-complex="8pt"/>
    </style:style>
    <style:style style:name="T1" style:family="text">
      <style:text-properties fo:font-size="18pt" style:font-size-asian="18pt" style:font-size-complex="18pt"/>
    </style:style>
    <style:style style:name="T2" style:family="text">
      <style:text-properties fo:font-size="16pt" style:font-size-asian="16pt" style:font-size-complex="16pt"/>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roman" style:font-pitch-asian="variable" style:font-size-asian="12pt" style:font-style-asian="normal" style:font-weight-asian="normal" style:font-family-complex="Arial" style:font-family-generic-complex="roman" style:font-pitch-complex="variable" style:font-size-complex="6.80000019073486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6.80000019073486pt" style:font-style-complex="normal" style:font-weight-complex="normal" style:text-emphasize="none" style:font-relief="none" style:text-overline-style="none" style:text-overline-color="font-color"/>
    </style:style>
    <style:style style:name="T8" style:family="text">
      <style:text-properties fo:font-family="Arial" style:font-family-generic="roman" style:font-pitch="variable" fo:font-size="16pt" style:letter-kerning="true" style:font-size-asian="16pt" style:font-family-complex="'Arial Unicode MS'" style:font-family-generic-complex="system" style:font-pitch-complex="variable" style:font-size-complex="16pt"/>
    </style:style>
    <style:style style:name="T9" style:family="text">
      <style:text-properties fo:font-size="6pt" style:font-size-asian="6pt" style:font-size-complex="6pt"/>
    </style:style>
    <style:style style:name="T10" style:family="text">
      <style:text-properties fo:font-size="8pt" style:font-size-asian="8pt" style:font-size-complex="8pt"/>
    </style:style>
    <style:style style:name="T11" style:family="text">
      <style:text-properties fo:font-size="10pt" style:font-size-asian="10pt" style:font-size-complex="10pt"/>
    </style:style>
    <style:style style:name="T12" style:family="text">
      <style:text-properties fo:font-size="7pt" style:font-size-asian="7pt" style:font-size-complex="7pt"/>
    </style:style>
    <style:style style:name="T13" style:family="text">
      <style:text-properties fo:font-size="20pt" style:font-size-asian="20pt" style:font-size-complex="20pt"/>
    </style:style>
    <style:style style:name="T14" style:family="text">
      <style:text-properties style:use-window-font-color="true" style:text-outline="false" style:text-line-through-style="none" fo:font-family="Arial" style:font-family-generic="roman" style:font-pitch="variable" fo:font-size="16pt" fo:font-style="normal" fo:text-shadow="none" style:text-underline-style="none" fo:font-weight="normal" style:letter-kerning="true" style:font-family-asian="Arial" style:font-family-generic-asian="roman" style:font-pitch-asian="variable" style:font-size-asian="16pt" style:font-style-asian="normal" style:font-weight-asian="normal" style:font-family-complex="Arial" style:font-family-generic-complex="roman" style:font-pitch-complex="variable" style:font-size-complex="16pt" style:font-style-complex="normal" style:font-weight-complex="normal" style:text-emphasize="none" style:font-relief="none" style:text-overline-style="none" style:text-overline-color="font-color"/>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8pt" fo:font-weight="normal" style:font-size-asian="18pt" style:font-weight-asian="normal" style:font-size-complex="18pt" style:font-weight-complex="normal"/>
    </style:style>
    <style:style style:name="T17" style:family="text">
      <style:text-properties fo:font-size="22pt" fo:font-weight="normal" style:font-size-asian="22pt" style:font-weight-asian="normal" style:font-size-complex="22pt" style:font-weight-complex="normal"/>
    </style:style>
    <style:style style:name="T18" style:family="text">
      <style:text-properties fo:font-size="10.5pt" style:font-size-asian="10.5pt" style:font-size-complex="10.5pt"/>
    </style:style>
    <style:style style:name="T19" style:family="text">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Arial" style:font-family-generic-asian="roman" style:font-pitch-asian="variable" style:font-size-asian="10.5pt" style:font-style-asian="normal" style:font-weight-asian="normal" style:font-family-complex="Arial" style:font-family-generic-complex="roman" style:font-pitch-complex="variable" style:font-size-complex="10.5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fo:font-family="Arial" style:font-family-generic="roman" style:font-pitch="variable" fo:font-size="16pt" fo:font-style="normal" fo:text-shadow="none" style:text-underline-style="none" fo:font-weight="normal" style:letter-kerning="true" style:font-family-asian="Arial" style:font-family-generic-asian="roman" style:font-pitch-asian="variable" style:font-size-asian="16pt" style:font-style-asian="normal" style:font-weight-asian="normal" style:font-family-complex="Arial" style:font-family-generic-complex="roman" style:font-pitch-complex="variable" style:font-size-complex="9.10000038146973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fo:font-family="Arial" style:font-family-generic="roman" style:font-pitch="variable" fo:font-size="16pt" fo:font-style="normal" fo:text-shadow="none" style:text-underline-style="none" fo:font-weight="normal" style:letter-kerning="true" style:font-family-asian="'Arial Unicode MS'" style:font-family-generic-asian="system" style:font-pitch-asian="variable" style:font-size-asian="16pt" style:font-style-asian="normal" style:font-weight-asian="normal" style:font-family-complex="'Arial Unicode MS'" style:font-family-generic-complex="system" style:font-pitch-complex="variable" style:font-size-complex="9.10000038146973pt" style:font-style-complex="normal" style:font-weight-complex="normal" style:text-emphasize="none" style:font-relief="none" style:text-overline-style="none" style:text-overline-color="font-color"/>
    </style:style>
    <style:style style:name="T22"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layer="layout" svg:width="24.524cm" svg:height="3.172cm" svg:x="2.362cm" svg:y="1.757cm" presentation:class="title">
          <draw:text-box>
            <text:p>MultiWii Stick Configuration</text:p>
          </draw:text-box>
        </draw:frame>
        <draw:frame presentation:style-name="pr2" draw:text-style-name="P1" draw:layer="layout" svg:width="27.25cm" svg:height="14.554cm" svg:x="1cm" svg:y="5.446cm" presentation:class="outline" presentation:user-transformed="true">
          <draw:text-box>
            <text:p><text:span text:style-name="T1">You are welcome to use this stick configuration sheet to simplify your tasks of MultiWii configuration when at the field or elsewhere. I have had good success with printing it at 25% and wrapping it around an old credit card. That fits in my wallet pretty well.</text:span></text:p>
            <text:p><text:span text:style-name="T2">This work is licensed under what is considered an open source document license (the Creative Commons license). This gives you some rights, but among other things you are forbidden to remove my name as author or remove the original license notification. For more info, see below.</text:span></text:p>
            <text:p><text:span text:style-name="T3">The following is to make my point as clear as possible – honorable people would not have to worry beyond this line reading the small print.</text:span></text:p>
            <text:p><text:span text:style-name="T4">You are not allowed to use this work, neither in whole nor in part, neither verbatim nor modified, to pursue any tasks</text:span><text:span text:style-name="T5"> </text:span><text:span text:style-name="T4">beyond what the license allows <text:s/>without my written consent. This explicitly includes you are forbidden to use <text:s/>my work to </text:span><text:span text:style-name="T6">advertise your product or service in a webshop. Should be pretty obvious, no?</text:span></text:p>
            <text:p><text:span text:style-name="T4">For every use of this work, in whole or part, verbatim or modified, that extends the use covered by the license, I charge 1 Euro or 1% of the value of the product or service offered, whichever is higher, for each individual item of said product or service being sold. </text:span></text:p>
            <text:p><text:span text:style-name="T6">For every use of this work, in whole or part, verbatim or modified, that extends the use covered by the license, I charge 1 Euro or </text:span><text:span text:style-name="T7">1% of the value of the product or service offered, whichever is higher, for each product or service being offered or displayed. </text:span></text:p>
            <text:p><text:span text:style-name="T4">This work is licensed under the Creative Commons Attribution-NonCommercial-ShareAlike 3.0 Unported License. <text:s/>To view a copy of this license, visit http://creativecommons.org/licenses/by-nc-sa/3.0/ or send a letter to Creative Commons, 171 Second Street, Suite 300, <text:s/>San Francisco, California, 94105, USA.</text:span></text:p>
            <text:p><text:span text:style-name="T2">A Product made by hamburger (</text:span><text:span text:style-name="T2"><text:a xlink:href="mailto:der.fliegende.hamburger@googlemail.com">der.fliegende.hamburger@googlemail.com</text:a></text:span><text:span text:style-name="T2">)</text:span><text:span text:style-name="T2"><text:tab/></text:span><text:span text:style-name="T2">08/30/2013</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draw:frame presentation:style-name="pr4" draw:text-style-name="P1" draw:layer="layout" svg:width="10.5cm" svg:height="1.263cm" svg:x="4cm" svg:y="1.99cm" presentation:class="title" presentation:user-transformed="true">
          <draw:text-box>
            <text:p text:style-name="P2"><text:span text:style-name="T8">MultiWii 2.2 Stick Configuration</text:span><text:span text:style-name="T8"><text:line-break/></text:span><text:span text:style-name="T8">Mode 2</text:span></text:p>
          </draw:text-box>
        </draw:frame>
        <draw:frame draw:style-name="gr2" draw:text-style-name="P4" draw:layer="layout" svg:width="6.159cm" svg:height="14.934cm" svg:x="4.911cm" svg:y="3.459cm">
          <draw:text-box>
            <text:p text:style-name="P3"><text:span text:style-name="T9"/></text:p>
            <text:p text:style-name="P3"><text:span text:style-name="T2">Motor Arm</text:span></text:p>
            <text:p text:style-name="P3"><text:span text:style-name="T10"/></text:p>
            <text:p text:style-name="P3"><text:span text:style-name="T11"/></text:p>
            <text:p text:style-name="P3"><text:span text:style-name="T2"><text:tab/></text:span></text:p>
            <text:p text:style-name="P3"><text:span text:style-name="T2">Motor Disarm</text:span></text:p>
            <text:p text:style-name="P3"><text:span text:style-name="T2"/></text:p>
            <text:p text:style-name="P3"><text:span text:style-name="T2"/></text:p>
            <text:p text:style-name="P3"><text:span text:style-name="T2">Calibration Acro Gyro</text:span></text:p>
            <text:p text:style-name="P3"><text:span text:style-name="T2"/></text:p>
            <text:p text:style-name="P3"><text:span text:style-name="T10"/></text:p>
            <text:p text:style-name="P3"><text:span text:style-name="T9"/></text:p>
            <text:p text:style-name="P3"><text:span text:style-name="T2">Calib. Stable ACC</text:span></text:p>
            <text:p text:style-name="P3"><text:span text:style-name="T4">(disarm Motor first)</text:span></text:p>
            <text:p text:style-name="P3"><text:span text:style-name="T11"/></text:p>
            <text:p text:style-name="P3"><text:span text:style-name="T12"/></text:p>
            <text:p text:style-name="P3"><text:span text:style-name="T2">Calibration MAG</text:span></text:p>
            <text:p text:style-name="P3"><text:span text:style-name="T4">(Rotate Copter on all 3 axes for 30 seconds)</text:span></text:p>
            <text:p text:style-name="P3"><text:span text:style-name="T4"/></text:p>
            <text:p text:style-name="P3"><text:span text:style-name="T2">Trim ACC</text:span></text:p>
            <text:p text:style-name="P3"><text:span text:style-name="T4">(move right stick from center and back for each click – LED blinks once per click)</text:span></text:p>
            <text:p text:style-name="P3"><text:span text:style-name="T9"/></text:p>
            <text:p text:style-name="P3"><text:span text:style-name="T2">Inflight Calibration</text:span></text:p>
            <text:p text:style-name="P3"><text:span text:style-name="T2"/></text:p>
            <text:p text:style-name="P3"><text:span text:style-name="T13"/></text:p>
            <text:p text:style-name="P3"><text:span text:style-name="T2">Select profile 1, 2 or 3</text:span></text:p>
          </draw:text-box>
        </draw:frame>
        <draw:g>
          <draw:g>
            <draw:custom-shape draw:style-name="gr3" draw:text-style-name="P2" draw:layer="layout" svg:width="1.288cm" svg:height="1.29cm" svg:x="11.32cm" svg:y="7.36cm">
              <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draw:transform="skewX (0.00122173047639579) rotate (0.7853981633973) translate (11.21cm 8.118cm)">
              <text:p/>
              <draw:enhanced-geometry svg:viewBox="0 0 21600 21600" draw:mirror-vertical="fals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8cm" svg:height="1.29cm" svg:x="13cm" svg:y="7.3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svg:x="13.479cm" svg:y="7.944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custom-shape draw:style-name="gr3" draw:text-style-name="P2" draw:layer="layout" svg:width="1.288cm" svg:height="1.29cm" svg:x="13cm" svg:y="9.36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svg:x="13.479cm" svg:y="9.945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8cm" svg:height="1.29cm" svg:x="11.32cm" svg:y="9.37cm">
              <text:p/>
              <draw:enhanced-geometry svg:viewBox="0 0 21600 21600" draw:mirror-vertical="tru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3cm" svg:height="0.875cm" draw:transform="skewX (0.00453785605518436) rotate (0.7853981633973) translate (11.195cm 9.469cm)">
              <text:p/>
              <draw:enhanced-geometry svg:viewBox="0 0 21600 21600" draw:mirror-vertical="tru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5" draw:text-style-name="P2" draw:layer="layout" svg:x1="14.92cm" svg:y1="1.4cm" svg:x2="14.92cm" svg:y2="19.7cm">
          <text:p/>
        </draw:line>
        <draw:frame draw:style-name="gr6" draw:text-style-name="P5" draw:layer="layout" svg:width="5.024cm" svg:height="12.032cm" svg:x="15.376cm" svg:y="7.001cm">
          <draw:text-box>
            <text:p text:style-name="P3"><text:span text:style-name="T2"><text:s/></text:span><text:span text:style-name="T2">Enter &amp;</text:span></text:p>
            <text:p text:style-name="P3"><text:span text:style-name="T14">Exit without Save</text:span></text:p>
            <text:p text:style-name="P3"><text:span text:style-name="T1"/></text:p>
            <text:p text:style-name="P3"><text:span text:style-name="T1"/></text:p>
            <text:p text:style-name="P3"><text:span text:style-name="T15">Select Param</text:span></text:p>
            <text:p text:style-name="P3"><text:span text:style-name="T16"/></text:p>
            <text:p text:style-name="P3"><text:span text:style-name="T17"/></text:p>
            <text:p text:style-name="P3"><text:span text:style-name="T15">Change Value</text:span></text:p>
            <text:p text:style-name="P3"><text:span text:style-name="T15"><text:s/></text:span><text:span text:style-name="T15">1x</text:span></text:p>
            <text:p text:style-name="P3"><text:span text:style-name="T1"/></text:p>
            <text:p text:style-name="P3"><text:span text:style-name="T9"/></text:p>
            <text:p text:style-name="P3"><text:span text:style-name="T2">Change Value 10x</text:span></text:p>
            <text:p text:style-name="P3"><text:span text:style-name="T2"/></text:p>
            <text:p text:style-name="P3"><text:span text:style-name="T2"/></text:p>
            <text:p text:style-name="P3"><text:span text:style-name="T2">Save and Exit</text:span></text:p>
          </draw:text-box>
        </draw:frame>
        <draw:g>
          <draw:custom-shape draw:style-name="gr3" draw:text-style-name="P2" draw:layer="layout" svg:width="1.288cm" svg:height="1.29cm" svg:x="20.496cm" svg:y="7.015cm">
            <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draw:transform="skewX (0.00122173047639579) rotate (0.7853981633973) translate (21.036cm 7.774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 draw:text-style-name="P2" draw:layer="layout" svg:width="1.289cm" svg:height="1.29cm" svg:x="11.301cm" svg:y="13.37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3cm" svg:height="0.876cm" svg:x="11.781cm" svg:y="13.202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9cm" svg:height="1.29cm" svg:x="12.985cm" svg:y="13.373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2" draw:layer="layout" svg:width="0.313cm" svg:height="0.876cm" svg:x="13.477cm" svg:y="13.128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2" draw:layer="layout" svg:width="0.313cm" svg:height="0.876cm" svg:x="13.478cm" svg:y="14.032cm">
                <text:p/>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2" draw:layer="layout" svg:width="0.313cm" svg:height="0.876cm" draw:transform="rotate (-1.57079632679579) translate (13.624cm 13.829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2" draw:layer="layout" svg:width="0.313cm" svg:height="0.876cm" draw:transform="rotate (1.5707963267946) translate (13.652cm 14.176cm)">
                <text:p/>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custom-shape draw:style-name="gr3" draw:text-style-name="P2" draw:layer="layout" svg:width="1.289cm" svg:height="1.29cm" svg:x="22.211cm" svg:y="7.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3cm" svg:height="0.876cm" svg:x="22.691cm" svg:y="6.841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9cm" svg:height="1.29cm" svg:x="22.185cm" svg:y="9.405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0.313cm" svg:height="0.876cm" svg:x="22.677cm" svg:y="9.16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2" draw:layer="layout" svg:width="0.313cm" svg:height="0.876cm" svg:x="22.678cm" svg:y="10.064cm">
            <text:p/>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9cm" svg:height="1.29cm" svg:x="22.185cm" svg:y="11.815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0.313cm" svg:height="0.876cm" draw:transform="rotate (-1.57079632679579) translate (22.824cm 12.271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2" draw:layer="layout" svg:width="0.313cm" svg:height="0.876cm" draw:transform="rotate (1.5707963267946) translate (22.852cm 12.618cm)">
            <text:p/>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 draw:text-style-name="P2" draw:layer="layout" svg:width="1.289cm" svg:height="1.29cm" svg:x="22.187cm" svg:y="16.3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3cm" svg:height="0.876cm" svg:x="22.667cm" svg:y="16.141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8cm" svg:height="1.29cm" svg:x="20.492cm" svg:y="16.307cm">
              <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draw:transform="skewX (0.00122173047639579) rotate (0.7853981633973) translate (20.382cm 17.065cm)">
              <text:p/>
              <draw:enhanced-geometry svg:viewBox="0 0 21600 21600" draw:mirror-vertical="fals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8" draw:text-style-name="P6" draw:layer="layout" svg:width="10.537cm" svg:height="1.081cm" svg:x="15.435cm" svg:y="17.9cm">
          <draw:text-box>
            <text:p><text:span text:style-name="T18">Version 0.5772156649</text:span><text:span text:style-name="T18"><text:tab/></text:span><text:span text:style-name="T18">(</text:span><text:span text:style-name="T11">lookup Euler-Mascheroni</text:span><text:span text:style-name="T18">)</text:span></text:p>
            <text:p><text:span text:style-name="T18">A Product made by Hamburger </text:span><text:span text:style-name="T18"><text:tab/></text:span><text:span text:style-name="T19">Document <text:s/>2013-02-28</text:span></text:p>
          </draw:text-box>
        </draw:frame>
        <draw:frame draw:style-name="gr9" draw:text-style-name="P7" draw:layer="layout" svg:width="15.856cm" svg:height="1.19cm" draw:transform="rotate (1.5707963267946) translate (24.461cm 18.145cm)">
          <draw:text-box>
            <text:p><text:span text:style-name="T10">This work is licensed under the Creative Commons Attribution-NonCommercial-ShareAlike 3.0 </text:span></text:p>
            <text:p><text:span text:style-name="T10">Unported License. <text:s/>To view a copy of this license, visit http://creativecommons.org/licenses/by-nc-sa/3.0/ or send a letter to </text:span></text:p>
            <text:p><text:span text:style-name="T10">Creative Commons, 171 Second Street, Suite 300, <text:s/>San Francisco, California, 94105, USA.</text:span></text:p>
          </draw:text-box>
        </draw:frame>
        <draw:g>
          <draw:g>
            <draw:custom-shape draw:style-name="gr3" draw:text-style-name="P2" draw:layer="layout" svg:width="1.288cm" svg:height="1.29cm" svg:x="11.328cm" svg:y="3.514cm">
              <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draw:transform="skewX (0.00122173047639579) rotate (0.7853981633973) translate (11.868cm 4.273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 draw:text-style-name="P2" draw:layer="layout" svg:width="1.29cm" svg:height="1.288cm" draw:transform="rotate (-1.57079632679579) translate (14.288cm 3.514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22cm" svg:height="0.323cm" svg:x="13.485cm" svg:y="3.9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0" draw:text-style-name="P2" draw:layer="layout" svg:width="0.5cm" svg:height="0.5cm" svg:x="13.4cm" svg:y="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3" draw:text-style-name="P2" draw:layer="layout" svg:width="1.288cm" svg:height="1.29cm" svg:x="11.32cm" svg:y="5.323cm">
              <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draw:transform="skewX (0.00122173047639579) rotate (0.7853981633973) translate (11.21cm 6.081cm)">
              <text:p/>
              <draw:enhanced-geometry svg:viewBox="0 0 21600 21600" draw:mirror-vertical="fals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 draw:text-style-name="P2" draw:layer="layout" svg:width="1.29cm" svg:height="1.288cm" draw:transform="rotate (-1.57079632679579) translate (14.26cm 5.314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22cm" svg:height="0.323cm" svg:x="13.457cm" svg:y="5.7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0" draw:text-style-name="P2" draw:layer="layout" svg:width="0.5cm" svg:height="0.5cm" svg:x="13.37cm" svg:y="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3" draw:text-style-name="P2" draw:layer="layout" svg:width="1.288cm" svg:height="1.29cm" svg:x="20.481cm" svg:y="11.81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svg:x="20.96cm" svg:y="12.396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 draw:text-style-name="P2" draw:layer="layout" svg:width="0.5cm" svg:height="1cm" svg:x="20.863cm" svg:y="12.34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 draw:text-style-name="P2" draw:layer="layout" svg:width="1.288cm" svg:height="1.29cm" svg:x="20.481cm" svg:y="9.4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svg:x="20.96cm" svg:y="9.997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 draw:text-style-name="P2" draw:layer="layout" svg:width="0.5cm" svg:height="1cm" svg:x="20.863cm" svg:y="9.94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presentation:style-name="pr5" draw:text-style-name="P1" draw:layer="layout" svg:width="8.655cm" svg:height="0.632cm" svg:x="15.509cm" svg:y="6.065cm" presentation:class="title" presentation:user-transformed="true">
          <draw:text-box>
            <text:p><text:span text:style-name="T2">LCD – Configuration Mode</text:span></text:p>
          </draw:text-box>
        </draw:frame>
        <draw:rect draw:style-name="gr11" draw:text-style-name="P2" draw:layer="layout" svg:width="1.5cm" svg:height="1cm" svg:x="2.5cm" svg:y="1cm">
          <text:p/>
        </draw:rect>
        <draw:rect draw:style-name="gr11" draw:text-style-name="P2" draw:layer="layout" svg:width="1.5cm" svg:height="1cm" svg:x="2.5cm" svg:y="19cm">
          <text:p/>
        </draw:rect>
        <draw:rect draw:style-name="gr11" draw:text-style-name="P2" draw:layer="layout" svg:width="1.5cm" svg:height="1cm" svg:x="26cm" svg:y="1cm">
          <text:p/>
        </draw:rect>
        <draw:rect draw:style-name="gr11" draw:text-style-name="P2" draw:layer="layout" svg:width="1.5cm" svg:height="1cm" svg:x="26cm" svg:y="19cm">
          <text:p/>
        </draw:rect>
        <draw:frame draw:style-name="gr12" draw:text-style-name="P4" draw:layer="layout" svg:width="6.5cm" svg:height="1.513cm" svg:x="13.9cm" svg:y="2.101cm">
          <draw:text-box>
            <text:p text:style-name="P3"><text:span text:style-name="T2">Start/Stop Auto-Telemetry-Mode</text:span></text:p>
          </draw:text-box>
        </draw:frame>
        <draw:g>
          <draw:g>
            <draw:g>
              <draw:custom-shape draw:style-name="gr3" draw:text-style-name="P2" draw:layer="layout" svg:width="1.288cm" svg:height="1.29cm" svg:x="20.532cm" svg:y="2.32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svg:x="21.011cm" svg:y="2.905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 draw:text-style-name="P2" draw:layer="layout" svg:width="0.5cm" svg:height="1cm" svg:x="20.914cm" svg:y="2.8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8cm" svg:height="1.29cm" svg:x="22.192cm" svg:y="2.311cm">
              <text:p/>
              <draw:enhanced-geometry svg:viewBox="0 0 21600 21600" draw:mirror-vertical="tru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3cm" svg:height="0.875cm" draw:transform="skewX (0.00453785605518436) rotate (0.7853981633973) translate (22.067cm 2.41cm)">
              <text:p/>
              <draw:enhanced-geometry svg:viewBox="0 0 21600 21600" draw:mirror-vertical="tru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13" draw:text-style-name="P2" draw:layer="layout" svg:width="8.664cm" svg:height="11.745cm" svg:x="15.5cm" svg:y="6.08cm" draw:corner-radius="0.5cm">
          <text:p/>
        </draw:rect>
        <draw:g>
          <draw:g>
            <draw:g>
              <draw:custom-shape draw:style-name="gr3" draw:text-style-name="P2" draw:layer="layout" svg:width="1.288cm" svg:height="1.29cm" svg:x="4.327cm" svg:y="3.5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svg:x="4.806cm" svg:y="4.104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 draw:text-style-name="P2" draw:layer="layout" svg:width="0.5cm" svg:height="1cm" svg:x="4.709cm" svg:y="4.04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9cm" svg:height="1.289cm" draw:transform="rotate (1.5707963267946) translate (5.991cm 4.76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4cm" draw:transform="rotate (1.5707963267946) translate (6.574cm 4.286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g>
              <draw:custom-shape draw:style-name="gr3" draw:text-style-name="P2" draw:layer="layout" svg:width="1.288cm" svg:height="1.29cm" svg:x="4.327cm" svg:y="5.3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svg:x="4.806cm" svg:y="5.887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 draw:text-style-name="P2" draw:layer="layout" svg:width="0.5cm" svg:height="1cm" svg:x="4.709cm" svg:y="5.83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9cm" svg:height="1.289cm" draw:transform="rotate (-1.57079632679579) translate (7.258cm 5.31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4cm" draw:transform="rotate (-1.57079632679579) translate (6.675cm 5.806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custom-shape draw:style-name="gr3" draw:text-style-name="P2" draw:layer="layout" svg:width="1.288cm" svg:height="1.29cm" svg:x="13cm" svg:y="11.36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svg:x="13.479cm" svg:y="11.945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9cm" svg:height="1.29cm" svg:x="11.32cm" svg:y="11.37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3cm" svg:height="0.875cm" draw:transform="skewX (0.00122173047639581) rotate (0.7853981633973) translate (11.861cm 11.47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custom-shape draw:style-name="gr3" draw:text-style-name="P2" draw:layer="layout" svg:width="1.288cm" svg:height="1.29cm" svg:x="11.32cm" svg:y="15.14cm">
              <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draw:transform="skewX (0.00122173047639579) rotate (0.7853981633973) translate (11.21cm 15.898cm)">
              <text:p/>
              <draw:enhanced-geometry svg:viewBox="0 0 21600 21600" draw:mirror-vertical="fals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9cm" svg:height="1.29cm" svg:x="12.995cm" svg:y="15.175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3cm" svg:height="0.875cm" draw:transform="skewX (0.00122173047639581) rotate (0.7853981633973) translate (13.536cm 15.274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9" draw:text-style-name="P7" draw:layer="layout" svg:width="12.567cm" svg:height="0.877cm" draw:transform="rotate (-1.57079632679579) translate (5.159cm 7.799cm)">
          <draw:text-box>
            <text:p><text:span text:style-name="T10">Latest version always at </text:span></text:p>
            <text:p><text:span text:style-name="T10">http://code.google.com/p/multiwii/source/browse/#svn%2Fbranches%2FHamburger</text:span></text:p>
          </draw:text-box>
        </draw:frame>
        <draw:rect draw:style-name="gr13" draw:text-style-name="P2" draw:layer="layout" svg:width="10.549cm" svg:height="3.693cm" svg:x="4.015cm" svg:y="3.333cm" draw:corner-radius="0.5cm">
          <text:p/>
        </draw:rect>
        <draw:rect draw:style-name="gr13" draw:text-style-name="P2" draw:layer="layout" svg:width="9.407cm" svg:height="9.427cm" svg:x="5.158cm" svg:y="7.234cm" draw:corner-radius="0.5cm">
          <text:p/>
        </draw:rect>
        <draw:frame draw:style-name="gr12" draw:text-style-name="P4" draw:layer="layout" svg:width="6.5cm" svg:height="1.513cm" svg:x="13.9cm" svg:y="3.902cm">
          <draw:text-box>
            <text:p text:style-name="P3"><text:span text:style-name="T2">One Step Telemetry-SingleStep-Mode</text:span></text:p>
          </draw:text-box>
        </draw:frame>
        <draw:g>
          <draw:g>
            <draw:custom-shape draw:style-name="gr3" draw:text-style-name="P2" draw:layer="layout" svg:width="1.288cm" svg:height="1.29cm" svg:x="20.532cm" svg:y="4.1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svg:x="21.011cm" svg:y="4.706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 draw:text-style-name="P2" draw:layer="layout" svg:width="0.5cm" svg:height="1cm" svg:x="20.914cm" svg:y="4.65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9cm" svg:height="1.29cm" svg:x="22.219cm" svg:y="4.11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3cm" svg:height="0.875cm" draw:transform="skewX (0.00122173047639581) rotate (0.7853981633973) translate (22.76cm 4.21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9cm" svg:height="1.29cm" svg:x="22.186cm" svg:y="14.11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0.313cm" svg:height="0.876cm" draw:transform="rotate (-1.57079632679579) translate (22.825cm 14.572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2" draw:layer="layout" svg:width="0.313cm" svg:height="0.876cm" draw:transform="rotate (1.5707963267946) translate (22.853cm 14.919cm)">
            <text:p/>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9cm" svg:height="1.29cm" svg:x="20.501cm" svg:y="14.11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3cm" svg:height="0.876cm" svg:x="20.981cm" svg:y="13.942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 draw:text-style-name="P2" draw:layer="layout" svg:width="1.288cm" svg:height="1.29cm" svg:x="11.321cm" svg:y="17.32cm">
              <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draw:transform="skewX (0.00122173047639579) rotate (0.7853981633973) translate (11.211cm 18.078cm)">
              <text:p/>
              <draw:enhanced-geometry svg:viewBox="0 0 21600 21600" draw:mirror-vertical="fals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9cm" svg:height="1.29cm" svg:x="12.995cm" svg:y="17.313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0.313cm" svg:height="0.876cm" svg:x="13.487cm" svg:y="17.068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2" draw:layer="layout" svg:width="0.313cm" svg:height="0.876cm" draw:transform="rotate (-1.57079632679579) translate (13.634cm 17.769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2" draw:layer="layout" svg:width="0.313cm" svg:height="0.876cm" draw:transform="rotate (1.5707963267946) translate (13.662cm 18.116cm)">
              <text:p/>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layer="layout" svg:width="0.853cm" svg:height="0.962cm" svg:x="12.408cm" svg:y="17.935cm">
              <draw:text-box>
                <text:p>1</text:p>
              </draw:text-box>
            </draw:frame>
            <draw:frame draw:style-name="gr14" draw:layer="layout" svg:width="0.853cm" svg:height="0.962cm" svg:x="14.109cm" svg:y="17.935cm">
              <draw:text-box>
                <text:p>3</text:p>
              </draw:text-box>
            </draw:frame>
            <draw:frame draw:style-name="gr14" draw:layer="layout" svg:width="0.853cm" svg:height="0.962cm" svg:x="13.58cm" svg:y="16.555cm">
              <draw:text-box>
                <text:p>2</text:p>
              </draw:text-box>
            </draw:frame>
          </draw:g>
        </draw:g>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draw:frame presentation:style-name="pr4" draw:text-style-name="P1" draw:layer="layout" svg:width="10.5cm" svg:height="1.263cm" svg:x="4cm" svg:y="1.99cm" presentation:class="title" presentation:user-transformed="true">
          <draw:text-box>
            <text:p text:style-name="P2"><text:span text:style-name="T8">MultiWii 2.2 Stick Configuration</text:span><text:span text:style-name="T8"><text:line-break/></text:span><text:span text:style-name="T8">Mode 1</text:span></text:p>
          </draw:text-box>
        </draw:frame>
        <draw:line draw:style-name="gr5" draw:text-style-name="P2" draw:layer="layout" svg:x1="14.92cm" svg:y1="1.4cm" svg:x2="14.92cm" svg:y2="19.7cm">
          <text:p/>
        </draw:line>
        <draw:frame draw:style-name="gr8" draw:text-style-name="P6" draw:layer="layout" svg:width="10.537cm" svg:height="1.081cm" svg:x="15.435cm" svg:y="17.9cm">
          <draw:text-box>
            <text:p><text:span text:style-name="T18">Version 0.577215649</text:span><text:span text:style-name="T18"><text:tab/></text:span><text:span text:style-name="T18">(</text:span><text:span text:style-name="T11">loqkup Euler-Mascheroni</text:span><text:span text:style-name="T18">)</text:span></text:p>
            <text:p><text:span text:style-name="T18">A Product made by Hamburger </text:span><text:span text:style-name="T18"><text:tab/></text:span><text:span text:style-name="T19">Document <text:s/>2013-03-03</text:span></text:p>
          </draw:text-box>
        </draw:frame>
        <draw:frame draw:style-name="gr9" draw:text-style-name="P7" draw:layer="layout" svg:width="15.856cm" svg:height="1.19cm" draw:transform="rotate (1.5707963267946) translate (24.461cm 18.145cm)">
          <draw:text-box>
            <text:p><text:span text:style-name="T10">This work is licensed under the Creative Commons Attribution-NonCommercial-ShareAlike 3.0 </text:span></text:p>
            <text:p><text:span text:style-name="T10">Unported License. <text:s/>To view a copy of this license, visit http://creativecommons.org/licenses/by-nc-sa/3.0/ or send a letter to </text:span></text:p>
            <text:p><text:span text:style-name="T10">Creative Commons, 171 Second Street, Suite 300, <text:s/>San Francisco, California, 94105, USA.</text:span></text:p>
          </draw:text-box>
        </draw:frame>
        <draw:frame presentation:style-name="pr5" draw:text-style-name="P1" draw:layer="layout" svg:width="8.655cm" svg:height="0.632cm" svg:x="15.509cm" svg:y="6.065cm" presentation:class="title" presentation:user-transformed="true">
          <draw:text-box>
            <text:p><text:span text:style-name="T2">LCD – Configuration Mode</text:span></text:p>
          </draw:text-box>
        </draw:frame>
        <draw:rect draw:style-name="gr11" draw:text-style-name="P2" draw:layer="layout" svg:width="1.5cm" svg:height="1cm" svg:x="2.5cm" svg:y="1cm">
          <text:p/>
        </draw:rect>
        <draw:rect draw:style-name="gr11" draw:text-style-name="P2" draw:layer="layout" svg:width="1.5cm" svg:height="1cm" svg:x="2.5cm" svg:y="19cm">
          <text:p/>
        </draw:rect>
        <draw:rect draw:style-name="gr11" draw:text-style-name="P2" draw:layer="layout" svg:width="1.5cm" svg:height="1cm" svg:x="26cm" svg:y="1cm">
          <text:p/>
        </draw:rect>
        <draw:rect draw:style-name="gr11" draw:text-style-name="P2" draw:layer="layout" svg:width="1.5cm" svg:height="1cm" svg:x="26cm" svg:y="19cm">
          <text:p/>
        </draw:rect>
        <draw:frame draw:style-name="gr12" draw:text-style-name="P4" draw:layer="layout" svg:width="6.5cm" svg:height="1.513cm" svg:x="13.9cm" svg:y="2.101cm">
          <draw:text-box>
            <text:p text:style-name="P3"><text:span text:style-name="T2">Start/Stop Auto-Telemetry-Mode</text:span></text:p>
          </draw:text-box>
        </draw:frame>
        <draw:rect draw:style-name="gr13" draw:text-style-name="P2" draw:layer="layout" svg:width="8.664cm" svg:height="11.745cm" svg:x="15.5cm" svg:y="6.08cm" draw:corner-radius="0.5cm">
          <text:p/>
        </draw:rect>
        <draw:frame draw:style-name="gr9" draw:text-style-name="P7" draw:layer="layout" svg:width="12.567cm" svg:height="0.877cm" draw:transform="rotate (-1.57079632679579) translate (5.159cm 7.799cm)">
          <draw:text-box>
            <text:p><text:span text:style-name="T10">Latest version always at </text:span></text:p>
            <text:p><text:span text:style-name="T10">http://code.google.com/p/multiwii/source/browse/#svn%2Fbranches%2FHamburger</text:span></text:p>
          </draw:text-box>
        </draw:frame>
        <draw:rect draw:style-name="gr13" draw:text-style-name="P2" draw:layer="layout" svg:width="10.549cm" svg:height="3.574cm" svg:x="4.015cm" svg:y="3.333cm" draw:corner-radius="0.5cm">
          <text:p/>
        </draw:rect>
        <draw:rect draw:style-name="gr13" draw:text-style-name="P2" draw:layer="layout" svg:width="9.407cm" svg:height="9.597cm" svg:x="5.158cm" svg:y="7.034cm" draw:corner-radius="0.5cm">
          <text:p/>
        </draw:rect>
        <draw:g>
          <draw:g>
            <draw:custom-shape draw:style-name="gr3" draw:text-style-name="P2" draw:layer="layout" svg:width="1.288cm" svg:height="1.29cm" svg:x="22.481cm" svg:y="9.4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svg:x="22.96cm" svg:y="9.998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 draw:text-style-name="P2" draw:layer="layout" svg:width="0.5cm" svg:height="1cm" svg:x="22.863cm" svg:y="9.94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9cm" svg:height="1.29cm" svg:x="20.785cm" svg:y="9.40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0.313cm" svg:height="0.876cm" svg:x="21.277cm" svg:y="9.161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2" draw:layer="layout" svg:width="0.313cm" svg:height="0.876cm" svg:x="21.278cm" svg:y="10.065cm">
            <text:p/>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9cm" svg:height="1.29cm" svg:x="20.802cm" svg:y="2.213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3cm" svg:height="0.876cm" svg:x="21.282cm" svg:y="2.044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 draw:text-style-name="P2" draw:layer="layout" svg:width="1.288cm" svg:height="1.29cm" svg:x="22.481cm" svg:y="7.0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svg:x="22.96cm" svg:y="7.59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 draw:text-style-name="P2" draw:layer="layout" svg:width="0.5cm" svg:height="1cm" svg:x="22.863cm" svg:y="7.54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9cm" svg:height="1.29cm" svg:x="20.819cm" svg:y="7.012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3cm" svg:height="0.875cm" draw:transform="skewX (0.00122173047639581) rotate (0.7853981633973) translate (21.36cm 7.111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 draw:text-style-name="P2" draw:layer="layout" svg:width="1.288cm" svg:height="1.29cm" svg:x="22.481cm" svg:y="16.1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svg:x="22.96cm" svg:y="16.7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 draw:text-style-name="P2" draw:layer="layout" svg:width="0.5cm" svg:height="1cm" svg:x="22.863cm" svg:y="16.64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9cm" svg:height="1.29cm" svg:x="20.905cm" svg:y="16.113cm">
            <text:p/>
            <draw:enhanced-geometry svg:viewBox="0 0 21600 21600" draw:mirror-vertical="tru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3cm" svg:height="0.875cm" draw:transform="skewX (-0.0012217304763957) rotate (0.7853981633973) translate (20.812cm 16.212cm)">
            <text:p/>
            <draw:enhanced-geometry svg:viewBox="0 0 21600 21600" draw:mirror-vertical="tru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 draw:text-style-name="P2" draw:layer="layout" svg:width="1.29cm" svg:height="1.288cm" draw:transform="rotate (-1.57079632679579) translate (22.06cm 11.81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22cm" svg:height="0.323cm" svg:x="21.257cm" svg:y="12.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0" draw:text-style-name="P2" draw:layer="layout" svg:width="0.5cm" svg:height="0.5cm" svg:x="21.17cm" svg:y="12.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2" draw:layer="layout" svg:width="1.288cm" svg:height="1.29cm" svg:x="22.497cm" svg:y="11.826cm">
            <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0.314cm" svg:height="0.875cm" draw:transform="skewX (0.00122173047639579) rotate (0.7853981633973) translate (22.387cm 12.584cm)">
            <text:p/>
            <draw:enhanced-geometry svg:viewBox="0 0 21600 21600" draw:mirror-vertical="fals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2" draw:layer="layout" svg:width="0.314cm" svg:height="0.875cm" draw:transform="skewX (0.00122173047639579) rotate (0.7853981633973) translate (23.092cm 12.632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8cm" svg:height="1.29cm" svg:x="22.472cm" svg:y="2.202cm">
            <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draw:transform="skewX (0.00122173047639579) rotate (0.7853981633973) translate (22.362cm 2.96cm)">
            <text:p/>
            <draw:enhanced-geometry svg:viewBox="0 0 21600 21600" draw:mirror-vertical="fals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8cm" svg:height="1.29cm" svg:x="12.8cm" svg:y="7.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svg:x="13.279cm" svg:y="7.784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8cm" svg:height="1.29cm" svg:x="11.22cm" svg:y="7.2cm">
            <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draw:transform="skewX (0.00122173047639579) rotate (0.7853981633973) translate (11.11cm 7.958cm)">
            <text:p/>
            <draw:enhanced-geometry svg:viewBox="0 0 21600 21600" draw:mirror-vertical="fals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8cm" svg:height="1.29cm" svg:x="11.22cm" svg:y="9.301cm">
            <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draw:transform="skewX (0.00122173047639579) rotate (0.7853981633973) translate (11.11cm 10.059cm)">
            <text:p/>
            <draw:enhanced-geometry svg:viewBox="0 0 21600 21600" draw:mirror-vertical="fals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9cm" svg:height="1.29cm" svg:x="12.703cm" svg:y="9.313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3cm" svg:height="0.876cm" svg:x="13.183cm" svg:y="9.144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custom-shape draw:style-name="gr3" draw:text-style-name="P2" draw:layer="layout" svg:width="1.288cm" svg:height="1.29cm" svg:x="12.876cm" svg:y="3.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svg:x="13.355cm" svg:y="4.106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 draw:text-style-name="P2" draw:layer="layout" svg:width="0.5cm" svg:height="1cm" svg:x="13.258cm" svg:y="4.05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9cm" svg:height="1.289cm" draw:transform="rotate (1.5707963267946) translate (11.15cm 4.85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4cm" draw:transform="rotate (1.5707963267946) translate (11.733cm 4.37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custom-shape draw:style-name="gr3" draw:text-style-name="P2" draw:layer="layout" svg:width="1.288cm" svg:height="1.29cm" svg:x="5.901cm" svg:y="3.527cm">
              <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draw:transform="skewX (0.00122173047639579) rotate (0.7853981633973) translate (6.441cm 4.286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 draw:text-style-name="P2" draw:layer="layout" svg:width="1.29cm" svg:height="1.288cm" draw:transform="rotate (-1.57079632679579) translate (5.561cm 3.51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22cm" svg:height="0.323cm" svg:x="4.758cm" svg:y="3.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0" draw:text-style-name="P2" draw:layer="layout" svg:width="0.5cm" svg:height="0.5cm" svg:x="4.671cm" svg:y="3.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3" draw:text-style-name="P2" draw:layer="layout" svg:width="1.288cm" svg:height="1.29cm" svg:x="5.862cm" svg:y="5.245cm">
              <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draw:transform="skewX (0.00122173047639579) rotate (0.7853981633973) translate (5.752cm 6.003cm)">
              <text:p/>
              <draw:enhanced-geometry svg:viewBox="0 0 21600 21600" draw:mirror-vertical="fals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 draw:text-style-name="P2" draw:layer="layout" svg:width="1.29cm" svg:height="1.288cm" draw:transform="rotate (-1.57079632679579) translate (5.55cm 5.25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22cm" svg:height="0.323cm" svg:x="4.747cm" svg:y="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0" draw:text-style-name="P2" draw:layer="layout" svg:width="0.5cm" svg:height="0.5cm" svg:x="4.66cm" svg:y="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custom-shape draw:style-name="gr3" draw:text-style-name="P2" draw:layer="layout" svg:width="1.288cm" svg:height="1.29cm" svg:x="12.817cm" svg:y="5.2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svg:x="13.296cm" svg:y="5.83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 draw:text-style-name="P2" draw:layer="layout" svg:width="0.5cm" svg:height="1cm" svg:x="13.199cm" svg:y="5.77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9cm" svg:height="1.289cm" draw:transform="rotate (-1.57079632679579) translate (12.448cm 5.25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4cm" draw:transform="rotate (-1.57079632679579) translate (11.865cm 5.751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 draw:text-style-name="P2" draw:layer="layout" svg:width="1.288cm" svg:height="1.29cm" svg:x="11.247cm" svg:y="11.27cm">
            <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draw:transform="skewX (0.00122173047639579) rotate (0.7853981633973) translate (11.787cm 12.029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9cm" svg:height="1.29cm" svg:x="12.701cm" svg:y="11.263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3cm" svg:height="0.876cm" svg:x="13.181cm" svg:y="11.094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8cm" svg:height="1.29cm" svg:x="11.216cm" svg:y="15.163cm">
            <text:p/>
            <draw:enhanced-geometry svg:viewBox="0 0 21600 21600" draw:mirror-vertical="tru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3cm" svg:height="0.875cm" draw:transform="skewX (0.00453785605518436) rotate (0.7853981633973) translate (11.091cm 15.262cm)">
            <text:p/>
            <draw:enhanced-geometry svg:viewBox="0 0 21600 21600" draw:mirror-vertical="tru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8cm" svg:height="1.29cm" svg:x="12.671cm" svg:y="15.17cm">
            <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draw:transform="skewX (0.00122173047639579) rotate (0.7853981633973) translate (13.211cm 15.929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9cm" svg:height="1.29cm" svg:x="11.285cm" svg:y="13.213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0.313cm" svg:height="0.876cm" svg:x="11.777cm" svg:y="12.968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2" draw:layer="layout" svg:width="0.313cm" svg:height="0.876cm" svg:x="11.778cm" svg:y="13.872cm">
            <text:p/>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 draw:text-style-name="P2" draw:layer="layout" svg:width="-1.288cm" svg:height="-1.29cm" svg:x="14.028cm" svg:y="14.503cm">
              <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0.314cm" svg:height="0.875cm" draw:transform="skewX (0.0012217304763959) rotate (-2.35619449019309) translate (14.124cm 13.745cm)">
              <text:p/>
              <draw:enhanced-geometry svg:viewBox="0 0 21600 21600" draw:mirror-vertical="fals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2" draw:layer="layout" svg:width="0.314cm" svg:height="0.875cm" draw:transform="skewX (0.0012217304763959) rotate (-2.35619449019309) translate (13.433cm 13.697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2" draw:layer="layout" svg:width="0.313cm" svg:height="0.876cm" svg:x="13.241cm" svg:y="12.89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2" draw:text-style-name="P4" draw:layer="layout" svg:width="6.5cm" svg:height="1.513cm" svg:x="13.9cm" svg:y="3.901cm">
          <draw:text-box>
            <text:p text:style-name="P3"><text:span text:style-name="T20">One Step Telemetry-</text:span><text:span text:style-name="T21">SingleStep-Mode</text:span></text:p>
          </draw:text-box>
        </draw:frame>
        <draw:g>
          <draw:custom-shape draw:style-name="gr3" draw:text-style-name="P2" draw:layer="layout" svg:width="1.289cm" svg:height="1.29cm" svg:x="20.802cm" svg:y="4.013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3cm" svg:height="0.876cm" svg:x="21.282cm" svg:y="3.844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8cm" svg:height="1.29cm" svg:x="22.499cm" svg:y="4.018cm">
            <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draw:transform="skewX (0.00122173047639579) rotate (0.7853981633973) translate (23.039cm 4.777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 draw:text-style-name="P4" draw:layer="layout" svg:width="6.159cm" svg:height="14.934cm" svg:x="4.912cm" svg:y="3.459cm">
          <draw:text-box>
            <text:p text:style-name="P3"><text:span text:style-name="T9"/></text:p>
            <text:p text:style-name="P3"><text:span text:style-name="T2">Motor Arm</text:span></text:p>
            <text:p text:style-name="P3"><text:span text:style-name="T10"/></text:p>
            <text:p text:style-name="P3"><text:span text:style-name="T11"/></text:p>
            <text:p text:style-name="P3"><text:span text:style-name="T2"><text:tab/></text:span></text:p>
            <text:p text:style-name="P3"><text:span text:style-name="T2">Motor Disarm</text:span></text:p>
            <text:p text:style-name="P3"><text:span text:style-name="T2"/></text:p>
            <text:p text:style-name="P3"><text:span text:style-name="T2"/></text:p>
            <text:p text:style-name="P3"><text:span text:style-name="T2">Calibration Acro Gyro</text:span></text:p>
            <text:p text:style-name="P3"><text:span text:style-name="T2"/></text:p>
            <text:p text:style-name="P3"><text:span text:style-name="T10"/></text:p>
            <text:p text:style-name="P3"><text:span text:style-name="T9"/></text:p>
            <text:p text:style-name="P3"><text:span text:style-name="T2">Calib. Stable ACC</text:span></text:p>
            <text:p text:style-name="P3"><text:span text:style-name="T4">(disarm Motor first)</text:span></text:p>
            <text:p text:style-name="P3"><text:span text:style-name="T11"/></text:p>
            <text:p text:style-name="P3"><text:span text:style-name="T12"/></text:p>
            <text:p text:style-name="P3"><text:span text:style-name="T2">Calibration MAG</text:span></text:p>
            <text:p text:style-name="P3"><text:span text:style-name="T4">(Rotate Copter on all 3 axes for 30 seconds)</text:span></text:p>
            <text:p text:style-name="P3"><text:span text:style-name="T4"/></text:p>
            <text:p text:style-name="P3"><text:span text:style-name="T2">Trim ACC</text:span></text:p>
            <text:p text:style-name="P3"><text:span text:style-name="T4">(move right stick from center and back for each click – LED blinks once per click)</text:span></text:p>
            <text:p text:style-name="P3"><text:span text:style-name="T9"/></text:p>
            <text:p text:style-name="P3"><text:span text:style-name="T2">Inflight Calibration</text:span></text:p>
            <text:p text:style-name="P3"><text:span text:style-name="T2"/></text:p>
            <text:p text:style-name="P3"><text:span text:style-name="T13"/></text:p>
            <text:p text:style-name="P3"><text:span text:style-name="T2">Select profile 1, 2 or 3 </text:span></text:p>
          </draw:text-box>
        </draw:frame>
        <draw:g>
          <draw:custom-shape draw:style-name="gr3" draw:text-style-name="P2" draw:layer="layout" svg:width="1.289cm" svg:height="1.29cm" svg:x="11.486cm" svg:y="16.913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0.313cm" svg:height="0.876cm" draw:transform="rotate (-1.57079632679579) translate (12.125cm 17.369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2" draw:layer="layout" svg:width="0.314cm" svg:height="0.875cm" draw:transform="skewX (0.0012217304763959) rotate (-2.35619449019309) translate (12.134cm 17.351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2" draw:layer="layout" svg:width="0.313cm" svg:height="0.876cm" draw:transform="rotate (-1.57079632679579) translate (12.126cm 17.37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2" draw:layer="layout" svg:width="0.314cm" svg:height="0.875cm" draw:transform="skewX (0.0012217304763959) rotate (-2.35619449019309) translate (12.135cm 17.352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layer="layout" svg:width="1.387cm" svg:height="0.962cm" svg:x="10.386cm" svg:y="17.538cm">
            <draw:text-box>
              <text:p>1,3</text:p>
            </draw:text-box>
          </draw:frame>
          <draw:frame draw:style-name="gr14" draw:layer="layout" svg:width="0.853cm" svg:height="0.962cm" svg:x="10.693cm" svg:y="16.512cm">
            <draw:text-box>
              <text:p>2</text:p>
            </draw:text-box>
          </draw:frame>
        </draw:g>
        <draw:g>
          <draw:custom-shape draw:style-name="gr3" draw:text-style-name="P2" draw:layer="layout" svg:width="1.289cm" svg:height="1.29cm" svg:x="13.086cm" svg:y="16.932cm">
            <text:p/>
            <draw:enhanced-geometry svg:viewBox="0 0 21600 21600"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0.313cm" svg:height="0.876cm" svg:x="13.581cm" svg:y="17.772cm">
            <text:p/>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5" draw:text-style-name="P2" draw:layer="layout" svg:width="0.314cm" svg:height="0.875cm" draw:transform="skewX (0.00122173047639579) rotate (0.7853981633973) translate (12.983cm 17.784cm)">
              <text:p/>
              <draw:enhanced-geometry svg:viewBox="0 0 21600 21600" draw:mirror-vertical="fals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2" draw:layer="layout" svg:width="0.314cm" svg:height="0.875cm" draw:transform="skewX (0.00122173047639579) rotate (0.7853981633973) translate (13.688cm 17.832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4" draw:layer="layout" svg:width="1.916cm" svg:height="0.962cm" svg:x="12.835cm" svg:y="18.48cm">
            <draw:text-box>
              <text:p>1 2 3</text:p>
            </draw:text-box>
          </draw:frame>
        </draw:g>
        <draw:frame draw:style-name="gr6" draw:text-style-name="P5" draw:layer="layout" svg:width="5.024cm" svg:height="12.032cm" svg:x="15.376cm" svg:y="7.001cm">
          <draw:text-box>
            <text:p text:style-name="P3"><text:span text:style-name="T2"><text:s/></text:span><text:span text:style-name="T2">Enter &amp;</text:span></text:p>
            <text:p text:style-name="P3"><text:span text:style-name="T14">Exit without Save</text:span></text:p>
            <text:p text:style-name="P3"><text:span text:style-name="T1"/></text:p>
            <text:p text:style-name="P3"><text:span text:style-name="T1"/></text:p>
            <text:p text:style-name="P3"><text:span text:style-name="T15">Select Param</text:span></text:p>
            <text:p text:style-name="P3"><text:span text:style-name="T16"/></text:p>
            <text:p text:style-name="P3"><text:span text:style-name="T17"/></text:p>
            <text:p text:style-name="P3"><text:span text:style-name="T15">Change Value</text:span></text:p>
            <text:p text:style-name="P3"><text:span text:style-name="T15"><text:s/></text:span><text:span text:style-name="T15">1x</text:span></text:p>
            <text:p text:style-name="P3"><text:span text:style-name="T1"/></text:p>
            <text:p text:style-name="P3"><text:span text:style-name="T9"/></text:p>
            <text:p text:style-name="P3"><text:span text:style-name="T2">Change Value 10x</text:span></text:p>
            <text:p text:style-name="P3"><text:span text:style-name="T2"/></text:p>
            <text:p text:style-name="P3"><text:span text:style-name="T2"/></text:p>
            <text:p text:style-name="P3"><text:span text:style-name="T2">Save and Exit</text:span></text:p>
          </draw:text-box>
        </draw:frame>
        <draw:g>
          <draw:g>
            <draw:custom-shape draw:style-name="gr3" draw:text-style-name="P2" draw:layer="layout" svg:width="1.29cm" svg:height="1.288cm" draw:transform="rotate (-1.57079632679579) translate (22.06cm 13.91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22cm" svg:height="0.323cm" svg:x="21.257cm" svg:y="14.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0" draw:text-style-name="P2" draw:layer="layout" svg:width="0.5cm" svg:height="0.5cm" svg:x="21.17cm" svg:y="14.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2" draw:layer="layout" svg:width="1.288cm" svg:height="1.29cm" svg:x="22.497cm" svg:y="13.96cm">
            <text:p/>
            <draw:enhanced-geometry svg:viewBox="0 0 21600 21600" draw:mirror-vertical="tru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0.314cm" svg:height="0.875cm" draw:transform="skewX (-0.00122173047639579) rotate (0.7853981633973) translate (22.385cm 14.096cm)">
            <text:p/>
            <draw:enhanced-geometry svg:viewBox="0 0 21600 21600" draw:mirror-vertical="tru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2" draw:layer="layout" svg:width="0.314cm" svg:height="0.875cm" draw:transform="skewX (-0.00122173047639579) rotate (0.7853981633973) translate (23.092cm 14.044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0">
        <draw:g>
          <draw:custom-shape draw:style-name="gr3" draw:text-style-name="P2" draw:layer="layout" svg:width="1.288cm" svg:height="1.29cm" svg:x="8cm" svg:y="1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svg:x="8.479cm" svg:y="13.384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9cm" svg:height="1.29cm" svg:x="10cm" svg:y="12.7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3cm" svg:height="0.876cm" svg:x="10.48cm" svg:y="12.541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9cm" svg:height="1.289cm" draw:transform="rotate (1.5707963267946) translate (6cm 13.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4cm" draw:transform="rotate (1.5707963267946) translate (6.583cm 13.3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9cm" svg:height="1.289cm" draw:transform="rotate (-1.57079632679579) translate (5.457cm 12.51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4cm" draw:transform="rotate (-1.57079632679579) translate (4.874cm 13.006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9cm" svg:height="1.29cm" svg:x="15.763cm" svg:y="13.092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3cm" svg:height="0.875cm" draw:transform="skewX (0.00122173047639581) rotate (0.7853981633973) translate (16.304cm 13.191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8cm" svg:height="1.29cm" svg:x="18.047cm" svg:y="12.47cm">
            <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draw:transform="skewX (0.00122173047639579) rotate (0.7853981633973) translate (18.587cm 13.229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8cm" svg:height="1.29cm" svg:x="14.092cm" svg:y="12.41cm">
            <text:p/>
            <draw:enhanced-geometry svg:viewBox="0 0 21600 21600" draw:mirror-vertical="tru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3cm" svg:height="0.875cm" draw:transform="skewX (0.00453785605518436) rotate (0.7853981633973) translate (13.967cm 12.509cm)">
            <text:p/>
            <draw:enhanced-geometry svg:viewBox="0 0 21600 21600" draw:mirror-vertical="tru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8cm" svg:height="1.29cm" svg:x="12.092cm" svg:y="12.423cm">
            <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draw:transform="skewX (0.00122173047639579) rotate (0.7853981633973) translate (11.982cm 13.181cm)">
            <text:p/>
            <draw:enhanced-geometry svg:viewBox="0 0 21600 21600" draw:mirror-vertical="fals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9cm" svg:height="1.288cm" draw:transform="rotate (-1.57079632679579) translate (3.427cm 12.48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22cm" svg:height="0.323cm" svg:x="2.624cm" svg:y="12.9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2" draw:layer="layout" svg:width="1.289cm" svg:height="1.29cm" svg:x="9.785cm" svg:y="11.013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2" draw:layer="layout" svg:width="0.313cm" svg:height="0.876cm" svg:x="10.277cm" svg:y="10.768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2" draw:layer="layout" svg:width="0.313cm" svg:height="0.876cm" svg:x="10.278cm" svg:y="11.672cm">
              <text:p/>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2" draw:layer="layout" svg:width="0.313cm" svg:height="0.876cm" draw:transform="rotate (-1.57079632679579) translate (10.424cm 11.469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2" draw:layer="layout" svg:width="0.313cm" svg:height="0.876cm" draw:transform="rotate (1.5707963267946) translate (10.452cm 11.816cm)">
              <text:p/>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custom-shape draw:style-name="gr3" draw:text-style-name="P2" draw:layer="layout" svg:width="1.29cm" svg:height="1.288cm" draw:transform="rotate (-1.57079632679579) translate (13.388cm 3.514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22cm" svg:height="0.323cm" svg:x="12.585cm" svg:y="3.9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0" draw:text-style-name="P2" draw:layer="layout" svg:width="0.5cm" svg:height="0.5cm" svg:x="12.5cm" svg:y="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3" draw:text-style-name="P2" draw:layer="layout" svg:width="1.288cm" svg:height="1.29cm" svg:x="8cm" svg:y="7.4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0.314cm" svg:height="0.875cm" svg:x="8.479cm" svg:y="7.985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0" draw:text-style-name="P2" draw:layer="layout" svg:width="0.5cm" svg:height="1cm" svg:x="8.382cm" svg:y="7.9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8cm" svg:height="1.29cm" svg:x="12.392cm" svg:y="8.124cm">
            <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0.314cm" svg:height="0.875cm" draw:transform="skewX (0.00122173047639579) rotate (0.7853981633973) translate (12.282cm 8.882cm)">
            <text:p/>
            <draw:enhanced-geometry svg:viewBox="0 0 21600 21600" draw:mirror-vertical="fals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2" draw:layer="layout" svg:width="0.314cm" svg:height="0.875cm" draw:transform="skewX (0.00122173047639579) rotate (0.7853981633973) translate (12.987cm 8.93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9cm" svg:height="1.29cm" svg:x="17.785cm" svg:y="8.013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0.313cm" svg:height="0.876cm" svg:x="18.277cm" svg:y="7.768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2" draw:layer="layout" svg:width="0.313cm" svg:height="0.876cm" svg:x="18.278cm" svg:y="8.672cm">
            <text:p/>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 draw:text-style-name="P2" draw:layer="layout" svg:width="1.289cm" svg:height="1.29cm" svg:x="22.001cm" svg:y="12.71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 draw:text-style-name="P2" draw:layer="layout" svg:width="-1.288cm" svg:height="-1.29cm" svg:x="21.528cm" svg:y="9.255cm">
              <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0.314cm" svg:height="0.875cm" draw:transform="skewX (0.0012217304763959) rotate (-2.35619449019309) translate (21.624cm 8.497cm)">
              <text:p/>
              <draw:enhanced-geometry svg:viewBox="0 0 21600 21600" draw:mirror-vertical="fals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2" draw:layer="layout" svg:width="0.314cm" svg:height="0.875cm" draw:transform="skewX (0.0012217304763959) rotate (-2.35619449019309) translate (20.933cm 8.449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2" draw:layer="layout" svg:width="0.313cm" svg:height="0.876cm" svg:x="20.741cm" svg:y="7.642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9cm" svg:height="1.29cm" svg:x="10.785cm" svg:y="16.013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0.313cm" svg:height="0.876cm" svg:x="11.277cm" svg:y="15.768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2" draw:layer="layout" svg:width="0.313cm" svg:height="0.876cm" draw:transform="rotate (-1.57079632679579) translate (11.424cm 16.469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2" draw:layer="layout" svg:width="0.313cm" svg:height="0.876cm" draw:transform="rotate (1.5707963267946) translate (11.452cm 16.816cm)">
            <text:p/>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layer="layout" svg:width="0.853cm" svg:height="0.962cm" svg:x="10.198cm" svg:y="16.635cm">
            <draw:text-box>
              <text:p>1</text:p>
            </draw:text-box>
          </draw:frame>
          <draw:frame draw:style-name="gr14" draw:layer="layout" svg:width="0.853cm" svg:height="0.962cm" svg:x="11.899cm" svg:y="16.635cm">
            <draw:text-box>
              <text:p>3</text:p>
            </draw:text-box>
          </draw:frame>
          <draw:frame draw:style-name="gr14" draw:layer="layout" svg:width="0.853cm" svg:height="0.962cm" svg:x="11.37cm" svg:y="15.255cm">
            <draw:text-box>
              <text:p>2</text:p>
            </draw:text-box>
          </draw:frame>
        </draw:g>
        <draw:custom-shape draw:style-name="gr7" draw:text-style-name="P2" draw:layer="layout" svg:width="0.313cm" svg:height="0.876cm" svg:x="21.277cm" svg:y="15.768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2" draw:layer="layout" svg:width="0.313cm" svg:height="0.876cm" draw:transform="rotate (-1.57079632679579) translate (21.424cm 16.469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2" draw:layer="layout" svg:width="0.313cm" svg:height="0.876cm" draw:transform="rotate (1.5707963267946) translate (21.452cm 16.816cm)">
          <text:p/>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2" draw:layer="layout" svg:width="0.313cm" svg:height="0.876cm" svg:x="21.279cm" svg:y="16.672cm">
          <text:p/>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1.288cm" svg:height="-1.29cm" svg:x="24.528cm" svg:y="9.256cm">
          <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0.314cm" svg:height="0.875cm" draw:transform="skewX (0.0012217304763959) rotate (-2.35619449019309) translate (24.624cm 8.498cm)">
          <text:p/>
          <draw:enhanced-geometry svg:viewBox="0 0 21600 21600" draw:mirror-vertical="fals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2" draw:layer="layout" svg:width="0.314cm" svg:height="0.875cm" draw:transform="skewX (0.0012217304763959) rotate (-2.35619449019309) translate (23.933cm 8.45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2" draw:layer="layout" svg:width="0.313cm" svg:height="0.876cm" svg:x="23.741cm" svg:y="7.643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1.288cm" svg:height="1.29cm" svg:x="15.392cm" svg:y="8.125cm">
          <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 draw:text-style-name="P2" draw:layer="layout" svg:width="0.314cm" svg:height="0.875cm" draw:transform="skewX (0.00122173047639579) rotate (0.7853981633973) translate (15.282cm 8.883cm)">
            <text:p/>
            <draw:enhanced-geometry svg:viewBox="0 0 21600 21600" draw:mirror-vertical="fals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2" draw:layer="layout" svg:width="0.314cm" svg:height="0.875cm" draw:transform="skewX (0.00122173047639579) rotate (0.7853981633973) translate (15.987cm 8.931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 draw:text-style-name="P2" draw:layer="layout" svg:width="1.289cm" svg:height="1.29cm" svg:x="14.785cm" svg:y="16.013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0.313cm" svg:height="0.876cm" draw:transform="rotate (-1.57079632679579) translate (15.424cm 16.469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2" draw:layer="layout" svg:width="0.314cm" svg:height="0.875cm" draw:transform="skewX (0.0012217304763959) rotate (-2.35619449019309) translate (15.433cm 16.451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2" draw:layer="layout" svg:width="0.313cm" svg:height="0.876cm" draw:transform="rotate (-1.57079632679579) translate (15.425cm 16.47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2" draw:layer="layout" svg:width="0.314cm" svg:height="0.875cm" draw:transform="skewX (0.0012217304763959) rotate (-2.35619449019309) translate (15.434cm 16.452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layer="layout" svg:width="1.387cm" svg:height="0.962cm" svg:x="13.685cm" svg:y="16.638cm">
            <draw:text-box>
              <text:p>1,3</text:p>
            </draw:text-box>
          </draw:frame>
          <draw:frame draw:style-name="gr14" draw:layer="layout" svg:width="0.853cm" svg:height="0.962cm" svg:x="13.992cm" svg:y="15.612cm">
            <draw:text-box>
              <text:p>2</text:p>
            </draw:text-box>
          </draw:frame>
        </draw:g>
        <draw:g>
          <draw:custom-shape draw:style-name="gr3" draw:text-style-name="P2" draw:layer="layout" svg:width="1.289cm" svg:height="1.29cm" svg:x="16.385cm" svg:y="16.032cm">
            <text:p/>
            <draw:enhanced-geometry svg:viewBox="0 0 21600 21600"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0.313cm" svg:height="0.876cm" svg:x="16.88cm" svg:y="16.872cm">
            <text:p/>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5" draw:text-style-name="P2" draw:layer="layout" svg:width="0.314cm" svg:height="0.875cm" draw:transform="skewX (0.00122173047639579) rotate (0.7853981633973) translate (16.282cm 16.884cm)">
              <text:p/>
              <draw:enhanced-geometry svg:viewBox="0 0 21600 21600" draw:mirror-vertical="fals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2" draw:layer="layout" svg:width="0.314cm" svg:height="0.875cm" draw:transform="skewX (0.00122173047639579) rotate (0.7853981633973) translate (16.987cm 16.932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4" draw:layer="layout" svg:width="1.916cm" svg:height="0.962cm" svg:x="16.134cm" svg:y="17.58cm">
            <draw:text-box>
              <text:p>1 2 3</text:p>
            </draw:text-box>
          </draw:frame>
        </draw:g>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presentation:style-name="pr1" draw:layer="layout" svg:width="24.524cm" svg:height="8.001cm" svg:x="1.559cm" svg:y="7.226cm" presentation:class="title" presentation:user-transformed="true">
          <draw:text-box>
            <text:p>This document is outdated<text:line-break/>Always get latest version from here:<text:span text:style-name="T22"><text:line-break/></text:span><text:span text:style-name="T22">http://code.google.com/p/multiwii/source/browse/#svn%2Fbranches%2FHamburger</text:span><text:line-break/>Good luck!<text:line-break/></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1cm" draw:rotation="0"/>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2cm" fo:text-indent="0cm"/>
      <style:text-properties style:use-window-font-color="true" style:text-outline="false" style:text-line-through-style="none" fo:font-family="Arial" style:font-family-generic="roman" style:font-pitch="variable" fo:font-size="28.8999996185303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61cm" fo:text-indent="0cm"/>
      <style:text-properties fo:font-size="25.2999992370605pt" style:font-size-asian="28pt" style:font-size-complex="28pt"/>
    </style:style>
    <style:style style:name="Standard-outline3" style:family="presentation" style:parent-style-name="Standard-outline2">
      <style:paragraph-properties fo:margin-left="0cm" fo:margin-right="0cm" fo:margin-top="0cm" fo:margin-bottom="0.271cm" fo:text-indent="0cm"/>
      <style:text-properties fo:font-size="21.7000007629395pt" style:font-size-asian="24pt" style:font-size-complex="24pt"/>
    </style:style>
    <style:style style:name="Standard-outline4" style:family="presentation" style:parent-style-name="Standard-outline3">
      <style:paragraph-properties fo:margin-left="0cm" fo:margin-right="0cm" fo:margin-top="0cm" fo:margin-bottom="0.18cm" fo:text-indent="0cm"/>
      <style:text-properties fo:font-size="18.1000003814697pt" style:font-size-asian="20pt" style:font-size-complex="20pt"/>
    </style:style>
    <style:style style:name="Standard-outline5" style:family="presentation" style:parent-style-name="Standard-outline4">
      <style:paragraph-properties fo:margin-left="0cm" fo:margin-right="0cm" fo:margin-top="0cm" fo:margin-bottom="0.09cm" fo:text-indent="0cm"/>
      <style:text-properties fo:font-size="18.1000003814697pt" style:font-size-asian="20pt" style:font-size-complex="20pt"/>
    </style:style>
    <style:style style:name="Standard-outline6" style:family="presentation" style:parent-style-name="Standard-outline5">
      <style:paragraph-properties fo:margin-left="0cm" fo:margin-right="0cm" fo:margin-top="0cm" fo:margin-bottom="0.09cm" fo:text-indent="0cm"/>
      <style:text-properties fo:font-size="18.1000003814697pt" style:font-size-asian="20pt" style:font-size-complex="20pt"/>
    </style:style>
    <style:style style:name="Standard-outline7" style:family="presentation" style:parent-style-name="Standard-outline6">
      <style:paragraph-properties fo:margin-left="0cm" fo:margin-right="0cm" fo:margin-top="0cm" fo:margin-bottom="0.09cm" fo:text-indent="0cm"/>
      <style:text-properties fo:font-size="18.1000003814697pt" style:font-size-asian="20pt" style:font-size-complex="20pt"/>
    </style:style>
    <style:style style:name="Standard-outline8" style:family="presentation" style:parent-style-name="Standard-outline7">
      <style:paragraph-properties fo:margin-left="0cm" fo:margin-right="0cm" fo:margin-top="0cm" fo:margin-bottom="0.09cm" fo:text-indent="0cm"/>
      <style:text-properties fo:font-size="18.1000003814697pt" style:font-size-asian="20pt" style:font-size-complex="20pt"/>
    </style:style>
    <style:style style:name="Standard-outline9" style:family="presentation" style:parent-style-name="Standard-outline8">
      <style:paragraph-properties fo:margin-left="0cm" fo:margin-right="0cm" fo:margin-top="0cm" fo:margin-bottom="0.09cm" fo:text-indent="0cm"/>
      <style:text-properties fo:font-size="18.1000003814697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9.7999992370605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45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Standard" style:page-layout-name="PM1" draw:style-name="Mdp1">
      <draw:frame presentation:style-name="Standard-title" draw:layer="backgroundobjects" svg:width="24.524cm" svg:height="3.172cm" svg:x="2.362cm" svg:y="1.757cm" presentation:class="title" presentation:placeholder="true">
        <draw:text-box/>
      </draw:frame>
      <draw:frame presentation:style-name="Standard-outline1" draw:layer="backgroundobjects" svg:width="24.524cm" svg:height="12.54cm" svg:x="2.362cm" svg:y="5.446cm" presentation:class="outline" presentation:placeholder="true">
        <draw:text-box/>
      </draw:frame>
      <draw:frame presentation:style-name="Mpr1" draw:text-style-name="MP1" draw:layer="backgroundobjects" svg:width="6.348cm" svg:height="1.31cm" svg:x="2.362cm" svg:y="18.309cm" presentation:class="date-time">
        <draw:text-box>
          <text:p text:style-name="MP1"><text:span text:style-name="MT1"><presentation:date-time/></text:span></text:p>
        </draw:text-box>
      </draw:frame>
      <draw:frame presentation:style-name="Mpr1" draw:text-style-name="MP3" draw:layer="backgroundobjects" svg:width="8.637cm" svg:height="1.31cm" svg:x="10.319cm" svg:y="18.309cm" presentation:class="footer">
        <draw:text-box>
          <text:p text:style-name="MP3"><text:span text:style-name="MT1"><presentation:footer/></text:span></text:p>
        </draw:text-box>
      </draw:frame>
      <draw:frame presentation:style-name="Mpr1" draw:text-style-name="MP2" draw:layer="backgroundobjects" svg:width="6.348cm" svg:height="1.31cm" svg:x="20.538cm" svg:y="18.309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3-03T18:28:54</meta:creation-date>
    <meta:editing-duration>PT00H00M00S</meta:editing-duration>
    <meta:editing-cycles>1</meta:editing-cycles>
    <meta:generator>LibreOffice/3.3$Unix LibreOffice_project/330m19$Build-202</meta:generator>
    <meta:print-date>2011-05-06T21:15:35</meta:print-date>
    <meta:document-statistic meta:object-count="444"/>
  </office:meta>
</office:document-meta>
</file>